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F</text:p>
          </table:table-cell>
          <table:table-cell office:value-type="string">
            <text:p>FN&lt;Name&gt;[(&lt;parameter liste&gt;)]=&lt;funkdef&gt;</text:p>
          </table:table-cell>
          <table:table-cell office:value-type="string">
            <text:p>string,list of identifier, expression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still needs testi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/ several strings (delimited by a space)</text:p>
            <text:p>/expressions, lists …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29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05/28/2011</text:date>, <text:time>17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11H5M18S</meta:editing-duration>
    <meta:editing-cycles>17</meta:editing-cycles>
    <meta:generator>LibreOffice/3.3$Unix LibreOffice_project/330m19$Build-6</meta:generator>
    <dc:date>2011-05-28T17:07:28</dc:date>
    <meta:document-statistic meta:table-count="3" meta:cell-count="213" meta:object-count="0"/>
  </office:meta>
</office:document-meta>
</file>